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20'.G33"/>
          <table:table-cell table:style-name="transactions_crypto" table:formula="='B1_2020'.I32"/>
          <table:table-cell table:style-name="transactions_yen" table:formula="='B1_2020'.I33"/>
          <table:table-cell table:style-name="transactions_right_end" table:formula="='B1_2020'.I4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20'.G35"/>
          <table:table-cell table:style-name="transactions_crypto" table:formula="='B2_2020'.I34"/>
          <table:table-cell table:style-name="transactions_yen" table:formula="='B2_2020'.I35"/>
          <table:table-cell table:style-name="transactions_right_end" table:formula="='B2_2020'.I4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75000.0" office:value-type="float"/>
          <table:table-cell table:style-name="transactions_middle" table:formula="='B3_2020'.G37"/>
          <table:table-cell table:style-name="transactions_crypto" table:formula="='B3_2020'.I36"/>
          <table:table-cell table:style-name="transactions_yen" table:formula="='B3_2020'.I37"/>
          <table:table-cell table:style-name="transactions_right_end" table:formula="='B3_2020'.I4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0'.G34"/>
          <table:table-cell table:style-name="transactions_crypto" table:formula="='B4_2020'.I33"/>
          <table:table-cell table:style-name="transactions_yen" table:formula="='B4_2020'.I34"/>
          <table:table-cell table:style-name="transactions_right_end" table:formula="='B4_2020'.I4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3)"/>
          <table:table-cell table:style-name="ce781" table:formula="=SUM(C8:C13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3)"/>
          <table:table-cell table:style-name="ce285" table:formula="=SUM(G8:G13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19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19'.G36"/>
          <table:table-cell table:style-name="transactions_crypto" table:formula="='B3_2019'.I35"/>
          <table:table-cell table:style-name="transactions_yen" table:formula="='B3_2019'.I36"/>
          <table:table-cell table:style-name="transactions_right_end" table:formula="='B3_2019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1'.G32"/>
          <table:table-cell table:style-name="transactions_crypto" table:formula="='B3_2021'.I31"/>
          <table:table-cell table:style-name="transactions_yen" table:formula="='B3_2021'.I32"/>
          <table:table-cell table:style-name="transactions_right_end" table:formula="='B3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0.0" office:value-type="float"/>
          <table:table-cell table:style-name="transactions_yen" office:value="198.0" office:value-type="float"/>
          <table:table-cell table:style-name="transactions_right_end" office:value="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5)=0;0;SUM(E22:E25))"/>
          <table:table-cell table:style-name="summary_5f_yen" table:formula="=IF(SUM(F22:F25)=0;0;SUM(F22:F25))"/>
          <table:table-cell table:style-name="summary_5f_crypto" table:formula="=IF(SUM(G22:G25)=0;0;SUM(G22:G25))"/>
          <table:table-cell table:style-name="summary_5f_yen" table:formula="=IF(SUM(H22:H25)=0;0;SUM(H22:H25))"/>
          <table:table-cell table:style-name="summary_5f_donations" table:formula="=IF(SUM(I22:I25)=0;0;SUM(I22:I25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6"/>
          <table:table-cell table:style-name="ce713" office:value-type="string" calcext:value-type="string">
            <text:p>―</text:p>
          </table:table-cell>
          <table:table-cell table:style-name="ce645" table:formula="=G13+G26"/>
          <table:table-cell table:style-name="ce756" table:formula="=E32+F32-H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6"/>
          <table:table-cell table:style-name="ce714" table:formula="=IF((E32+F32);(E33+F33)/(E32+F32);0)"/>
          <table:table-cell table:style-name="ce736" table:formula="=H32*G33"/>
          <table:table-cell table:style-name="ce757" table:formula="=I32*G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6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3"/>
          <table:table-cell table:style-name="ce717" table:formula="=I26"/>
          <table:table-cell table:style-name="ce739"/>
          <table:table-cell table:style-name="ce761" table:formula="=I43-I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1:E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1:H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5" office:value-type="float"/>
          <table:table-cell table:style-name="transactions_yen" office:value="49.5" office:value-type="float"/>
          <table:table-cell table:style-name="transactions_right_end" office:value="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0.0" office:value-type="float"/>
          <table:table-cell table:style-name="transactions_yen" office:value="198.0" office:value-type="float"/>
          <table:table-cell table:style-name="transactions_right_end" office:value="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7)=0;0;SUM(E22:E27))"/>
          <table:table-cell table:style-name="summary_5f_yen" table:formula="=IF(SUM(F22:F27)=0;0;SUM(F22:F27))"/>
          <table:table-cell table:style-name="summary_5f_crypto" table:formula="=IF(SUM(G22:G27)=0;0;SUM(G22:G27))"/>
          <table:table-cell table:style-name="summary_5f_yen" table:formula="=IF(SUM(H22:H27)=0;0;SUM(H22:H27))"/>
          <table:table-cell table:style-name="summary_5f_donations" table:formula="=IF(SUM(I22:I27)=0;0;SUM(I22:I27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8"/>
          <table:table-cell table:style-name="ce713" office:value-type="string" calcext:value-type="string">
            <text:p>―</text:p>
          </table:table-cell>
          <table:table-cell table:style-name="ce645" table:formula="=G13+G28"/>
          <table:table-cell table:style-name="ce756" table:formula="=E34+F34-H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8"/>
          <table:table-cell table:style-name="ce714" table:formula="=IF((E34+F34);(E35+F35)/(E34+F34);0)"/>
          <table:table-cell table:style-name="ce736" table:formula="=H34*G35"/>
          <table:table-cell table:style-name="ce757" table:formula="=I34*G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8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5"/>
          <table:table-cell table:style-name="ce717" table:formula="=I28"/>
          <table:table-cell table:style-name="ce739"/>
          <table:table-cell table:style-name="ce761" table:formula="=I45-I4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3:E43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3:H43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19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3.0" office:value-type="float"/>
          <table:table-cell table:style-name="transactions_yen" office:value="33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0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2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82" office:value-type="float"/>
          <table:table-cell table:style-name="transactions_yen" office:value="1180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2" office:value-type="float"/>
          <table:table-cell table:style-name="transactions_day" office:value="3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1.0" office:value-type="float"/>
          <table:table-cell table:style-name="transactions_yen" office:value="12000.0" office:value-type="float"/>
          <table:table-cell table:style-name="transactions_crypto" office:value="0.0" office:value-type="float"/>
          <table:table-cell table:style-name="transactions_yen" office:value="12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1.0" office:value-type="float"/>
          <table:table-cell table:style-name="transactions_yen" office:value="13000.0" office:value-type="float"/>
          <table:table-cell table:style-name="transactions_crypto" office:value="0.0" office:value-type="float"/>
          <table:table-cell table:style-name="transactions_yen" office:value="13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3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 office:value="3.0" office:value-type="float"/>
          <table:table-cell table:style-name="transactions_yen" office:value="42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1" office:value-type="float"/>
          <table:table-cell table:style-name="transactions_yen" office:value="14000.0" office:value-type="float"/>
          <table:table-cell table:style-name="transactions_right_end" office:value="14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GIFT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9)=0;0;SUM(E22:E29))"/>
          <table:table-cell table:style-name="summary_5f_yen" table:formula="=IF(SUM(F22:F29)=0;0;SUM(F22:F29))"/>
          <table:table-cell table:style-name="summary_5f_crypto" table:formula="=IF(SUM(G22:G29)=0;0;SUM(G22:G29))"/>
          <table:table-cell table:style-name="summary_5f_yen" table:formula="=IF(SUM(H22:H29)=0;0;SUM(H22:H29))"/>
          <table:table-cell table:style-name="summary_5f_donations" table:formula="=IF(SUM(I22:I29)=0;0;SUM(I22:I29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3_2019'.I35"/>
          <table:table-cell table:style-name="ce645" table:formula="=E13+E30"/>
          <table:table-cell table:style-name="ce713" office:value-type="string" calcext:value-type="string">
            <text:p>―</text:p>
          </table:table-cell>
          <table:table-cell table:style-name="ce645" table:formula="=G13+G30"/>
          <table:table-cell table:style-name="ce756" table:formula="=E36+F36-H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3_2019'.I36"/>
          <table:table-cell table:style-name="ce682" table:formula="=F13+F30"/>
          <table:table-cell table:style-name="ce714" table:formula="=IF((E36+F36);(E37+F37)/(E36+F36);0)"/>
          <table:table-cell table:style-name="ce736" table:formula="=H36*G37"/>
          <table:table-cell table:style-name="ce757" table:formula="=I36*G3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0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7"/>
          <table:table-cell table:style-name="ce717" table:formula="=I30"/>
          <table:table-cell table:style-name="ce739"/>
          <table:table-cell table:style-name="ce761" table:formula="=I47-I4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5:E45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5:H45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91" office:value-type="float"/>
          <table:table-cell table:style-name="transactions_yen" office:value="1037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3_2020'.I36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3_2020'.I37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100.0" office:value-type="float"/>
          <table:table-cell table:style-name="transactions_crypto"/>
          <table:table-cell table:style-name="transactions_yen"/>
          <table:table-cell table:style-name="transactions_right_end" office:value="1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3.0" office:value-type="float"/>
          <table:table-cell table:style-name="transactions_yen" office:value="0.0" office:value-type="float"/>
          <table:table-cell table:style-name="transactions_right_end" office:value="6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6)=0;0;SUM(E22:E26))"/>
          <table:table-cell table:style-name="summary_5f_yen" table:formula="=IF(SUM(F22:F26)=0;0;SUM(F22:F26))"/>
          <table:table-cell table:style-name="summary_5f_crypto" table:formula="=IF(SUM(G22:G26)=0;0;SUM(G22:G26))"/>
          <table:table-cell table:style-name="summary_5f_yen" table:formula="=IF(SUM(H22:H26)=0;0;SUM(H22:H26))"/>
          <table:table-cell table:style-name="summary_5f_donations" table:formula="=IF(SUM(I22:I26)=0;0;SUM(I22:I26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7"/>
          <table:table-cell table:style-name="ce713" office:value-type="string" calcext:value-type="string">
            <text:p>―</text:p>
          </table:table-cell>
          <table:table-cell table:style-name="ce645" table:formula="=G13+G27"/>
          <table:table-cell table:style-name="ce756" table:formula="=E33+F33-H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7"/>
          <table:table-cell table:style-name="ce714" table:formula="=IF((E33+F33);(E34+F34)/(E33+F33);0)"/>
          <table:table-cell table:style-name="ce736" table:formula="=H33*G34"/>
          <table:table-cell table:style-name="ce757" table:formula="=I33*G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7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4"/>
          <table:table-cell table:style-name="ce717" table:formula="=I27"/>
          <table:table-cell table:style-name="ce739"/>
          <table:table-cell table:style-name="ce761" table:formula="=I44-I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2:E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2:H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19T09:14:16.032566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